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19cm" fo:text-align="start" style:justify-single-word="false"/>
      <style:text-properties fo:font-style="normal" fo:font-weight="normal" officeooo:paragraph-rsid="000844e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style:line-height-at-least="0.019cm" fo:text-align="start" style:justify-single-word="false"/>
      <style:text-properties fo:font-style="normal" fo:font-weight="normal" officeooo:rsid="000985d2" officeooo:paragraph-rsid="000985d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019cm" fo:text-align="start" style:justify-single-word="false"/>
      <style:text-properties officeooo:rsid="001f094c" officeooo:paragraph-rsid="000844e5"/>
    </style:style>
    <style:style style:name="P4" style:family="paragraph" style:parent-style-name="Standard">
      <style:paragraph-properties style:line-height-at-least="0.019cm" fo:text-align="start" style:justify-single-word="false"/>
      <style:text-properties officeooo:rsid="000985d2" officeooo:paragraph-rsid="000985d2"/>
    </style:style>
    <style:style style:name="P5" style:family="paragraph" style:parent-style-name="Standard">
      <style:paragraph-properties style:line-height-at-least="0.019cm" fo:text-align="start" style:justify-single-word="false"/>
      <style:text-properties fo:font-weight="bold" officeooo:rsid="000b1140" officeooo:paragraph-rsid="000b1140" style:font-weight-asian="bold" style:font-weight-complex="bold"/>
    </style:style>
    <style:style style:name="P6" style:family="paragraph" style:parent-style-name="Standard">
      <style:paragraph-properties style:line-height-at-least="0.019cm" fo:text-align="start" style:justify-single-word="false"/>
      <style:text-properties fo:font-weight="bold" officeooo:rsid="000e584a" officeooo:paragraph-rsid="000e584a" style:font-weight-asian="bold" style:font-weight-complex="bold"/>
    </style:style>
    <style:style style:name="P7" style:family="paragraph" style:parent-style-name="Standard">
      <style:paragraph-properties style:line-height-at-least="0.019cm" fo:text-align="center" style:justify-single-word="false"/>
      <style:text-properties style:font-name="Comic Sans MS" fo:font-size="9pt" fo:font-style="normal" fo:font-weight="normal" officeooo:paragraph-rsid="000844e5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paragraph-rsid="000844e5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paragraph-rsid="000f831e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rsid="001f094c" officeooo:paragraph-rsid="000844e5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rsid="000985d2" officeooo:paragraph-rsid="000985d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rsid="0009926b" officeooo:paragraph-rsid="0009926b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style:line-height-at-least="0.019cm" fo:text-align="start" style:justify-single-word="false"/>
      <style:text-properties style:font-name="FreeMono" fo:font-size="9pt" fo:font-style="normal" fo:font-weight="normal" officeooo:rsid="000bfb37" officeooo:paragraph-rsid="000bfb37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style:line-height-at-least="0.019cm" fo:text-align="start" style:justify-single-word="false"/>
      <style:text-properties officeooo:paragraph-rsid="000844e5"/>
    </style:style>
    <style:style style:name="T1" style:family="text">
      <style:text-properties style:font-name="Free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FreeMono" fo:font-size="9pt" fo:font-style="normal" fo:font-weight="normal" officeooo:rsid="0009578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FreeMono" fo:font-size="9pt" fo:font-style="normal" fo:font-weight="normal" officeooo:rsid="0009926b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FreeMono" fo:font-size="9pt" fo:font-style="normal" fo:font-weight="normal" officeooo:rsid="000c5c49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FreeMono" fo:font-size="9pt" fo:font-style="normal" fo:font-weight="normal" officeooo:rsid="001f094c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Free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font-name="FreeMono" fo:font-size="9pt" fo:font-style="normal" fo:font-weight="bold" officeooo:rsid="001f094c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font-name="FreeMono" fo:font-size="9pt" fo:font-style="normal" style:font-size-asian="9pt" style:font-style-asian="normal" style:font-size-complex="9pt" style:font-style-complex="normal"/>
    </style:style>
    <style:style style:name="T9" style:family="text">
      <style:text-properties style:font-name="FreeMono" fo:font-size="9pt" fo:font-style="normal" officeooo:rsid="0009926b" style:font-size-asian="9pt" style:font-style-asian="normal" style:font-size-complex="9pt" style:font-style-complex="normal"/>
    </style:style>
    <style:style style:name="T10" style:family="text">
      <style:text-properties officeooo:rsid="000f83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одержание</text:p>
      <text:p text:style-name="P9">github ………………………………………………………………………………………………………………………………………………………………………………………………………………………<text:span text:style-name="T10">2</text:span></text:p>
      <text:p text:style-name="P8">Языки программирования <text:s/>…………………………………………………………………………………………………………………………………………………………………………<text:span text:style-name="T10">3</text:span></text:p>
      <text:p text:style-name="P8">Установка/удаление пакетов, очистка системы ……………………………………………………………………………………………………………………4</text:p>
      <text:p text:style-name="P14"><text:span text:style-name="T7">Файлы и директории</text:span><text:span text:style-name="T5"> ………………………………………………………………………………………………………………………………………………………………………………………6</text:span></text:p>
      <text:p text:style-name="P3"><text:span text:style-name="T1"><text:tab/></text:span><text:span text:style-name="T3">перемещении</text:span></text:p>
      <text:p text:style-name="P10"><text:tab/>просмотра</text:p>
      <text:p text:style-name="P10"><text:tab/>создать/удалить</text:p>
      <text:p text:style-name="P10"><text:tab/>переименовать, записать, копировать <text:s/>……………………………………………………………………………………………………………………6</text:p>
      <text:p text:style-name="P10"><text:tab/>поиск файловой</text:p>
      <text:p text:style-name="P10"><text:tab/>специальные атрибуты файлов</text:p>
      <text:p text:style-name="P3"><text:span text:style-name="T1"><text:tab/>права доступа н</text:span><text:span text:style-name="T2">а </text:span><text:span text:style-name="T1">файл ……………………………………………………………………………………………………………………………………………………………7</text:span></text:p>
      <text:p text:style-name="P10">системная информация <text:s/>………………………………………………………………………………………………………………………………………………………………………………8</text:p>
      <text:p text:style-name="P11">фильтруем запросы …………………………………………………………………………………………………………………………………………………………………………………………8</text:p>
      <text:p text:style-name="P12">Команды повещающие привилегии …………………………………………………………………………………………………………………………………………………………8</text:p>
      <text:p text:style-name="P4"><text:span text:style-name="T1">Управление процессами ………………………………………………………………………………………………………………………………………………………………………………</text:span><text:span text:style-name="T4">9</text:span></text:p>
      <text:p text:style-name="P5"><text:span text:style-name="T9">А</text:span><text:span text:style-name="T8">рхив </text:span><text:span text:style-name="T1">………………………………………………………………………………………………………………………………………………………………………………………………………………………10</text:span></text:p>
      <text:p text:style-name="P13">Youtube-dl …………………………………………………………………………………………………………………………………………………………………………………………………………12</text:p>
      <text:p text:style-name="P6"><text:span text:style-name="T8">Сеть -LAN</text:span><text:span text:style-name="T1"> <text:s/>…………………………………………………………………………………………………………………………………………………………………………………………………………13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FreeMono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9:24:26.880746129</meta:creation-date>
    <dc:date>2020-06-12T23:19:37.521530172</dc:date>
    <meta:editing-duration>PT42M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52" meta:character-count="1236" meta:non-whitespace-character-count="1192"/>
  </office:meta>
</office:document-meta>
</file>